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Frame_20_contents">
      <style:paragraph-properties fo:text-align="start" style:justify-single-word="false"/>
    </style:style>
    <style:style style:name="P3" style:family="paragraph" style:parent-style-name="Text_20_body">
      <style:text-properties style:text-underline-style="none" fo:font-weight="normal" officeooo:rsid="0015ca01" officeooo:paragraph-rsid="0015ca01" style:font-weight-asian="normal" style:font-weight-complex="normal"/>
    </style:style>
    <style:style style:name="P4" style:family="paragraph" style:parent-style-name="Text_20_body">
      <style:text-properties style:text-underline-style="none" fo:font-weight="normal" officeooo:rsid="0015ca01" officeooo:paragraph-rsid="0059da54" style:font-weight-asian="normal" style:font-weight-complex="normal"/>
    </style:style>
    <style:style style:name="P5" style:family="paragraph" style:parent-style-name="Text_20_body">
      <style:text-properties style:text-underline-style="none" fo:font-weight="normal" officeooo:rsid="0018e584" officeooo:paragraph-rsid="0018e584" style:font-weight-asian="normal" style:font-weight-complex="normal"/>
    </style:style>
    <style:style style:name="P6" style:family="paragraph" style:parent-style-name="Text_20_body">
      <style:text-properties style:text-underline-style="none" fo:font-weight="normal" officeooo:rsid="0018e584" officeooo:paragraph-rsid="0059da54" style:font-weight-asian="normal" style:font-weight-complex="normal"/>
    </style:style>
    <style:style style:name="P7" style:family="paragraph" style:parent-style-name="Text_20_body">
      <style:text-properties style:text-underline-style="none" fo:font-weight="normal" officeooo:rsid="00778f41" officeooo:paragraph-rsid="00778f41" style:font-weight-asian="normal" style:font-weight-complex="normal"/>
    </style:style>
    <style:style style:name="P8" style:family="paragraph" style:parent-style-name="Text_20_body">
      <style:text-properties style:text-underline-style="none" fo:font-weight="normal" officeooo:rsid="0078511c" officeooo:paragraph-rsid="0078511c" style:font-weight-asian="normal" style:font-weight-complex="normal"/>
    </style:style>
    <style:style style:name="P9" style:family="paragraph" style:parent-style-name="Text_20_body">
      <style:text-properties style:text-underline-style="none" fo:font-weight="normal" officeooo:rsid="0019cb18" officeooo:paragraph-rsid="0036078a" fo:background-color="transparent" style:font-weight-asian="normal" style:font-weight-complex="normal"/>
    </style:style>
    <style:style style:name="P10" style:family="paragraph" style:parent-style-name="Text_20_body">
      <style:text-properties style:text-underline-style="none" fo:font-weight="normal" officeooo:rsid="0078511c" officeooo:paragraph-rsid="0078511c" fo:background-color="transparent" style:font-weight-asian="normal" style:font-weight-complex="normal"/>
    </style:style>
    <style:style style:name="P11" style:family="paragraph" style:parent-style-name="Text_20_body">
      <style:text-properties style:text-underline-style="none" fo:font-weight="normal" officeooo:rsid="0024ccf8" officeooo:paragraph-rsid="0018e584" fo:background-color="#ffff00" style:font-weight-asian="normal" style:font-weight-complex="normal"/>
    </style:style>
    <style:style style:name="P12" style:family="paragraph" style:parent-style-name="Text_20_body">
      <style:text-properties style:text-underline-style="none" officeooo:rsid="0015ca01" officeooo:paragraph-rsid="0015ca01"/>
    </style:style>
    <style:style style:name="P13" style:family="paragraph" style:parent-style-name="Text_20_body">
      <style:text-properties style:text-underline-style="none" officeooo:rsid="0015ca01" officeooo:paragraph-rsid="0059da54"/>
    </style:style>
    <style:style style:name="P14" style:family="paragraph" style:parent-style-name="Text_20_body">
      <style:text-properties style:text-underline-style="solid" style:text-underline-width="auto" style:text-underline-color="font-color" fo:font-weight="normal" officeooo:rsid="0015ca01" officeooo:paragraph-rsid="0015ca01" style:font-weight-asian="normal" style:font-weight-complex="normal"/>
    </style:style>
    <style:style style:name="P15" style:family="paragraph" style:parent-style-name="Text_20_body">
      <style:text-properties style:text-underline-style="solid" style:text-underline-width="auto" style:text-underline-color="font-color" fo:font-weight="bold" officeooo:rsid="0025c9fd" officeooo:paragraph-rsid="0025c9fd" style:font-weight-asian="bold" style:font-weight-complex="bold"/>
    </style:style>
    <style:style style:name="P16" style:family="paragraph" style:parent-style-name="Text_20_body">
      <style:text-properties fo:font-size="12pt" style:text-underline-style="solid" style:text-underline-width="auto" style:text-underline-color="font-color" fo:font-weight="bold" officeooo:rsid="0025c9fd" officeooo:paragraph-rsid="0025c9fd" style:font-size-asian="10.5pt" style:font-weight-asian="bold" style:font-size-complex="12pt" style:font-weight-complex="bold"/>
    </style:style>
    <style:style style:name="P17" style:family="paragraph" style:parent-style-name="Text_20_body">
      <style:text-properties fo:font-size="12pt" style:text-underline-style="solid" style:text-underline-width="auto" style:text-underline-color="font-color" fo:font-weight="normal" officeooo:rsid="0025c9fd" officeooo:paragraph-rsid="0025c9fd" style:font-size-asian="10.5pt" style:font-weight-asian="normal" style:font-size-complex="12pt" style:font-weight-complex="normal"/>
    </style:style>
    <style:style style:name="P18" style:family="paragraph" style:parent-style-name="Text_20_body">
      <style:text-properties fo:font-size="12pt" style:text-underline-style="solid" style:text-underline-width="auto" style:text-underline-color="font-color" fo:font-weight="normal" officeooo:rsid="0069e0fb" officeooo:paragraph-rsid="0069e0fb" fo:background-color="#ffff00" style:font-size-asian="10.5pt" style:font-weight-asian="normal" style:font-size-complex="12pt" style:font-weight-complex="normal"/>
    </style:style>
    <style:style style:name="P19" style:family="paragraph" style:parent-style-name="Text_20_body">
      <style:text-properties fo:font-size="12pt" style:text-underline-style="none" fo:font-weight="normal" officeooo:rsid="003263e9" officeooo:paragraph-rsid="003263e9" style:font-size-asian="10.5pt" style:font-weight-asian="normal" style:font-size-complex="12pt" style:font-weight-complex="normal"/>
    </style:style>
    <style:style style:name="P20" style:family="paragraph" style:parent-style-name="Text_20_body">
      <style:text-properties fo:font-size="12pt" style:text-underline-style="none" fo:font-weight="normal" officeooo:rsid="0034b8b6" officeooo:paragraph-rsid="0034b8b6" style:font-size-asian="10.5pt" style:font-weight-asian="normal" style:font-size-complex="12pt" style:font-weight-complex="normal"/>
    </style:style>
    <style:style style:name="P21" style:family="paragraph" style:parent-style-name="Text_20_body">
      <style:text-properties fo:font-size="12pt" style:text-underline-style="none" fo:font-weight="normal" officeooo:rsid="0019cb18" officeooo:paragraph-rsid="0036078a" fo:background-color="#ffff00" style:font-size-asian="10.5pt" style:font-weight-asian="normal" style:font-size-complex="12pt" style:font-weight-complex="normal"/>
    </style:style>
    <style:style style:name="P22" style:family="paragraph" style:parent-style-name="Text_20_body">
      <style:text-properties fo:font-size="12pt" style:text-underline-style="none" fo:font-weight="normal" officeooo:rsid="003816c8" officeooo:paragraph-rsid="003816c8" fo:background-color="#ffff00" style:font-size-asian="10.5pt" style:font-weight-asian="normal" style:font-size-complex="12pt" style:font-weight-complex="normal"/>
    </style:style>
    <style:style style:name="P23" style:family="paragraph" style:parent-style-name="Text_20_body">
      <style:text-properties fo:font-size="12pt" style:text-underline-style="none" fo:font-weight="normal" officeooo:rsid="0059da54" officeooo:paragraph-rsid="005c0f09" fo:background-color="#ffff00" style:font-size-asian="10.5pt" style:font-weight-asian="normal" style:font-size-complex="12pt" style:font-weight-complex="normal"/>
    </style:style>
    <style:style style:name="P24" style:family="paragraph" style:parent-style-name="Text_20_body">
      <style:text-properties fo:font-size="12pt" style:text-underline-style="none" fo:font-weight="normal" officeooo:rsid="0059da54" officeooo:paragraph-rsid="0059da54" fo:background-color="#ffff00" style:font-size-asian="10.5pt" style:font-weight-asian="normal" style:font-size-complex="12pt" style:font-weight-complex="normal"/>
    </style:style>
    <style:style style:name="P25" style:family="paragraph" style:parent-style-name="Text_20_body">
      <style:text-properties fo:font-size="12pt" style:text-underline-style="none" fo:font-weight="normal" officeooo:rsid="005b679c" officeooo:paragraph-rsid="0059da54" fo:background-color="#ffff00" style:font-size-asian="10.5pt" style:font-weight-asian="normal" style:font-size-complex="12pt" style:font-weight-complex="normal"/>
    </style:style>
    <style:style style:name="P26" style:family="paragraph" style:parent-style-name="Text_20_body">
      <style:text-properties fo:font-size="12pt" style:text-underline-style="none" fo:font-weight="normal" officeooo:rsid="005b679c" officeooo:paragraph-rsid="005b679c" fo:background-color="#ffff00" style:font-size-asian="10.5pt" style:font-weight-asian="normal" style:font-size-complex="12pt" style:font-weight-complex="normal"/>
    </style:style>
    <style:style style:name="P27" style:family="paragraph" style:parent-style-name="Text_20_body">
      <style:text-properties fo:font-size="12pt" style:text-underline-style="none" fo:font-weight="normal" officeooo:rsid="005cab01" officeooo:paragraph-rsid="005cab01" fo:background-color="#ffff00" style:font-size-asian="10.5pt" style:font-weight-asian="normal" style:font-size-complex="12pt" style:font-weight-complex="normal"/>
    </style:style>
    <style:style style:name="P28" style:family="paragraph" style:parent-style-name="Text_20_body">
      <style:text-properties fo:font-size="12pt" style:text-underline-style="none" fo:font-weight="normal" officeooo:rsid="00668e1a" officeooo:paragraph-rsid="00668e1a" fo:background-color="#ffff00" style:font-size-asian="10.5pt" style:font-weight-asian="normal" style:font-size-complex="12pt" style:font-weight-complex="normal"/>
    </style:style>
    <style:style style:name="P29" style:family="paragraph" style:parent-style-name="Text_20_body">
      <style:text-properties fo:font-size="12pt" style:text-underline-style="none" fo:font-weight="normal" officeooo:rsid="006838b6" officeooo:paragraph-rsid="006838b6" fo:background-color="#ffff00" style:font-size-asian="10.5pt" style:font-weight-asian="normal" style:font-size-complex="12pt" style:font-weight-complex="normal"/>
    </style:style>
    <style:style style:name="P30" style:family="paragraph" style:parent-style-name="Text_20_body">
      <style:text-properties fo:font-size="12pt" style:text-underline-style="none" fo:font-weight="normal" officeooo:rsid="006613ef" officeooo:paragraph-rsid="006613ef" fo:background-color="#ffff00" style:font-size-asian="10.5pt" style:font-weight-asian="normal" style:font-size-complex="12pt" style:font-weight-complex="normal"/>
    </style:style>
    <style:style style:name="P31" style:family="paragraph" style:parent-style-name="Text_20_body">
      <style:text-properties fo:font-size="12pt" style:text-underline-style="none" fo:font-weight="normal" officeooo:rsid="006999e1" officeooo:paragraph-rsid="006999e1" fo:background-color="#ffff00" style:font-size-asian="10.5pt" style:font-weight-asian="normal" style:font-size-complex="12pt" style:font-weight-complex="normal"/>
    </style:style>
    <style:style style:name="P32" style:family="paragraph" style:parent-style-name="Text_20_body">
      <style:text-properties fo:font-size="12pt" style:text-underline-style="none" fo:font-weight="normal" officeooo:rsid="0069e0fb" officeooo:paragraph-rsid="0069e0fb" fo:background-color="#ffff00" style:font-size-asian="10.5pt" style:font-weight-asian="normal" style:font-size-complex="12pt" style:font-weight-complex="normal"/>
    </style:style>
    <style:style style:name="P33" style:family="paragraph" style:parent-style-name="Text_20_body">
      <style:text-properties fo:font-size="12pt" style:text-underline-style="none" fo:font-weight="normal" officeooo:rsid="0019cb18" officeooo:paragraph-rsid="0036078a" fo:background-color="transparent" style:font-size-asian="10.5pt" style:font-weight-asian="normal" style:font-size-complex="12pt" style:font-weight-complex="normal"/>
    </style:style>
    <style:style style:name="P34" style:family="paragraph" style:parent-style-name="Text_20_body">
      <style:text-properties fo:font-size="12pt" style:text-underline-style="none" fo:font-weight="normal" officeooo:rsid="003816c8" officeooo:paragraph-rsid="003816c8" fo:background-color="transparent" style:font-size-asian="10.5pt" style:font-weight-asian="normal" style:font-size-complex="12pt" style:font-weight-complex="normal"/>
    </style:style>
    <style:style style:name="P35" style:family="paragraph" style:parent-style-name="Text_20_body">
      <style:text-properties fo:font-size="12pt" style:text-underline-style="none" fo:font-weight="normal" officeooo:rsid="003fc95e" officeooo:paragraph-rsid="003fc95e" fo:background-color="transparent" style:font-size-asian="10.5pt" style:font-weight-asian="normal" style:font-size-complex="12pt" style:font-weight-complex="normal"/>
    </style:style>
    <style:style style:name="P36" style:family="paragraph" style:parent-style-name="Text_20_body">
      <style:text-properties fo:font-size="12pt" style:text-underline-style="none" fo:font-weight="normal" officeooo:rsid="0047c787" officeooo:paragraph-rsid="0047c787" fo:background-color="transparent" style:font-size-asian="10.5pt" style:font-weight-asian="normal" style:font-size-complex="12pt" style:font-weight-complex="normal"/>
    </style:style>
    <style:style style:name="P37" style:family="paragraph" style:parent-style-name="Text_20_body">
      <style:text-properties fo:font-size="12pt" style:text-underline-style="none" fo:font-weight="normal" officeooo:rsid="002ffc19" officeooo:paragraph-rsid="0038629f" fo:background-color="transparent" style:font-size-asian="10.5pt" style:font-weight-asian="normal" style:font-size-complex="12pt" style:font-weight-complex="normal"/>
    </style:style>
    <style:style style:name="P38" style:family="paragraph" style:parent-style-name="Text_20_body">
      <style:text-properties fo:font-size="12pt" style:text-underline-style="none" fo:font-weight="normal" officeooo:rsid="0034b8b6" officeooo:paragraph-rsid="0038629f" fo:background-color="transparent" style:font-size-asian="10.5pt" style:font-weight-asian="normal" style:font-size-complex="12pt" style:font-weight-complex="normal"/>
    </style:style>
    <style:style style:name="P39" style:family="paragraph" style:parent-style-name="Text_20_body">
      <style:text-properties fo:font-size="12pt" style:text-underline-style="none" fo:font-weight="normal" officeooo:rsid="004f36cf" officeooo:paragraph-rsid="004f36cf" fo:background-color="transparent" style:font-size-asian="10.5pt" style:font-weight-asian="normal" style:font-size-complex="12pt" style:font-weight-complex="normal"/>
    </style:style>
    <style:style style:name="P40" style:family="paragraph" style:parent-style-name="Text_20_body">
      <style:text-properties fo:font-size="12pt" style:text-underline-style="none" fo:font-weight="normal" officeooo:rsid="004f8901" officeooo:paragraph-rsid="004f8901" fo:background-color="transparent" style:font-size-asian="10.5pt" style:font-weight-asian="normal" style:font-size-complex="12pt" style:font-weight-complex="normal"/>
    </style:style>
    <style:style style:name="P41" style:family="paragraph" style:parent-style-name="Text_20_body">
      <style:text-properties fo:font-size="12pt" style:text-underline-style="none" fo:font-weight="normal" officeooo:rsid="005158ac" officeooo:paragraph-rsid="005158ac" fo:background-color="transparent" style:font-size-asian="10.5pt" style:font-weight-asian="normal" style:font-size-complex="12pt" style:font-weight-complex="normal"/>
    </style:style>
    <style:style style:name="P42" style:family="paragraph" style:parent-style-name="Text_20_body">
      <style:text-properties fo:font-size="12pt" style:text-underline-style="none" fo:font-weight="normal" officeooo:rsid="0052e83a" officeooo:paragraph-rsid="0052e83a" fo:background-color="transparent" style:font-size-asian="10.5pt" style:font-weight-asian="normal" style:font-size-complex="12pt" style:font-weight-complex="normal"/>
    </style:style>
    <style:style style:name="P43" style:family="paragraph" style:parent-style-name="Text_20_body">
      <style:text-properties fo:font-size="12pt" style:text-underline-style="none" fo:font-weight="normal" officeooo:rsid="00567fef" officeooo:paragraph-rsid="00567fef" fo:background-color="transparent" style:font-size-asian="10.5pt" style:font-weight-asian="normal" style:font-size-complex="12pt" style:font-weight-complex="normal"/>
    </style:style>
    <style:style style:name="P44" style:family="paragraph" style:parent-style-name="Text_20_body">
      <style:text-properties fo:font-size="12pt" style:text-underline-style="none" fo:font-weight="normal" officeooo:rsid="00568784" officeooo:paragraph-rsid="00568784" fo:background-color="transparent" style:font-size-asian="10.5pt" style:font-weight-asian="normal" style:font-size-complex="12pt" style:font-weight-complex="normal"/>
    </style:style>
    <style:style style:name="P45" style:family="paragraph" style:parent-style-name="Text_20_body">
      <style:text-properties fo:font-size="12pt" style:text-underline-style="none" fo:font-weight="normal" officeooo:rsid="00585a47" officeooo:paragraph-rsid="00585a47" fo:background-color="transparent" style:font-size-asian="10.5pt" style:font-weight-asian="normal" style:font-size-complex="12pt" style:font-weight-complex="normal"/>
    </style:style>
    <style:style style:name="P46" style:family="paragraph" style:parent-style-name="Text_20_body">
      <style:text-properties fo:font-size="12pt" style:text-underline-style="none" fo:font-weight="normal" officeooo:rsid="0059da54" officeooo:paragraph-rsid="005c0f09" fo:background-color="transparent" style:font-size-asian="10.5pt" style:font-weight-asian="normal" style:font-size-complex="12pt" style:font-weight-complex="normal"/>
    </style:style>
    <style:style style:name="P47" style:family="paragraph" style:parent-style-name="Text_20_body">
      <style:text-properties fo:font-size="12pt" style:text-underline-style="none" fo:font-weight="normal" officeooo:rsid="005cab01" officeooo:paragraph-rsid="005cab01" fo:background-color="transparent" style:font-size-asian="10.5pt" style:font-weight-asian="normal" style:font-size-complex="12pt" style:font-weight-complex="normal"/>
    </style:style>
    <style:style style:name="P48" style:family="paragraph" style:parent-style-name="Text_20_body">
      <style:text-properties fo:font-size="12pt" style:text-underline-style="none" fo:font-weight="normal" officeooo:rsid="005e13aa" officeooo:paragraph-rsid="005e13aa" fo:background-color="transparent" style:font-size-asian="10.5pt" style:font-weight-asian="normal" style:font-size-complex="12pt" style:font-weight-complex="normal"/>
    </style:style>
    <style:style style:name="P49" style:family="paragraph" style:parent-style-name="Text_20_body">
      <style:text-properties fo:font-size="12pt" style:text-underline-style="none" fo:font-weight="normal" officeooo:rsid="006422ef" officeooo:paragraph-rsid="006422ef" fo:background-color="transparent" style:font-size-asian="10.5pt" style:font-weight-asian="normal" style:font-size-complex="12pt" style:font-weight-complex="normal"/>
    </style:style>
    <style:style style:name="P50" style:family="paragraph" style:parent-style-name="Text_20_body">
      <style:text-properties fo:font-size="12pt" style:text-underline-style="none" fo:font-weight="normal" officeooo:rsid="006838b6" officeooo:paragraph-rsid="006838b6" fo:background-color="transparent" style:font-size-asian="10.5pt" style:font-weight-asian="normal" style:font-size-complex="12pt" style:font-weight-complex="normal"/>
    </style:style>
    <style:style style:name="P51" style:family="paragraph" style:parent-style-name="Text_20_body">
      <style:text-properties fo:font-size="12pt" style:text-underline-style="none" fo:font-weight="normal" officeooo:rsid="0069e0fb" officeooo:paragraph-rsid="0069e0fb" fo:background-color="transparent" style:font-size-asian="10.5pt" style:font-weight-asian="normal" style:font-size-complex="12pt" style:font-weight-complex="normal"/>
    </style:style>
    <style:style style:name="P52" style:family="paragraph" style:parent-style-name="Text_20_body">
      <style:text-properties fo:font-size="12pt" style:text-underline-style="none" fo:font-weight="normal" officeooo:rsid="006ac57b" officeooo:paragraph-rsid="006ac57b" fo:background-color="transparent" style:font-size-asian="10.5pt" style:font-weight-asian="normal" style:font-size-complex="12pt" style:font-weight-complex="normal"/>
    </style:style>
    <style:style style:name="P53" style:family="paragraph" style:parent-style-name="Text_20_body">
      <style:text-properties fo:font-size="12pt" style:text-underline-style="none" fo:font-weight="normal" officeooo:rsid="006c628a" officeooo:paragraph-rsid="006c628a" fo:background-color="transparent" style:font-size-asian="10.5pt" style:font-weight-asian="normal" style:font-size-complex="12pt" style:font-weight-complex="normal"/>
    </style:style>
    <style:style style:name="P54" style:family="paragraph" style:parent-style-name="Text_20_body">
      <style:text-properties fo:font-size="12pt" style:text-underline-style="none" fo:font-weight="normal" officeooo:rsid="006cebff" officeooo:paragraph-rsid="006cebff" fo:background-color="transparent" style:font-size-asian="10.5pt" style:font-weight-asian="normal" style:font-size-complex="12pt" style:font-weight-complex="normal"/>
    </style:style>
    <style:style style:name="P55" style:family="paragraph" style:parent-style-name="Text_20_body">
      <style:text-properties fo:font-size="12pt" style:text-underline-style="none" fo:font-weight="normal" officeooo:rsid="006ed325" officeooo:paragraph-rsid="006ed325" fo:background-color="transparent" style:font-size-asian="10.5pt" style:font-weight-asian="normal" style:font-size-complex="12pt" style:font-weight-complex="normal"/>
    </style:style>
    <style:style style:name="P56" style:family="paragraph" style:parent-style-name="Text_20_body">
      <style:text-properties fo:font-size="12pt" style:text-underline-style="none" fo:font-weight="normal" officeooo:rsid="006fb020" officeooo:paragraph-rsid="006fb020" fo:background-color="transparent" style:font-size-asian="10.5pt" style:font-weight-asian="normal" style:font-size-complex="12pt" style:font-weight-complex="normal"/>
    </style:style>
    <style:style style:name="P57" style:family="paragraph" style:parent-style-name="Text_20_body">
      <style:text-properties fo:font-size="12pt" style:text-underline-style="none" fo:font-weight="normal" officeooo:rsid="0071406b" officeooo:paragraph-rsid="0071406b" fo:background-color="transparent" style:font-size-asian="10.5pt" style:font-weight-asian="normal" style:font-size-complex="12pt" style:font-weight-complex="normal"/>
    </style:style>
    <style:style style:name="P58" style:family="paragraph" style:parent-style-name="Text_20_body">
      <style:text-properties fo:font-size="12pt" style:text-underline-style="none" fo:font-weight="normal" officeooo:rsid="00733a70" officeooo:paragraph-rsid="00733a70" fo:background-color="transparent" style:font-size-asian="10.5pt" style:font-weight-asian="normal" style:font-size-complex="12pt" style:font-weight-complex="normal"/>
    </style:style>
    <style:style style:name="P59" style:family="paragraph" style:parent-style-name="Text_20_body">
      <style:text-properties fo:font-size="12pt" style:text-underline-style="none" fo:font-weight="normal" officeooo:rsid="0073e9eb" officeooo:paragraph-rsid="0073e9eb" fo:background-color="transparent" style:font-size-asian="10.5pt" style:font-weight-asian="normal" style:font-size-complex="12pt" style:font-weight-complex="normal"/>
    </style:style>
    <style:style style:name="P60" style:family="paragraph" style:parent-style-name="Text_20_body">
      <style:text-properties fo:font-size="12pt" style:text-underline-style="none" fo:font-weight="normal" officeooo:rsid="00776cd5" officeooo:paragraph-rsid="00776cd5" fo:background-color="transparent" style:font-size-asian="10.5pt" style:font-weight-asian="normal" style:font-size-complex="12pt" style:font-weight-complex="normal"/>
    </style:style>
    <style:style style:name="P61" style:family="paragraph" style:parent-style-name="Text_20_body">
      <style:text-properties fo:font-size="12pt" style:text-underline-style="none" fo:font-weight="normal" officeooo:rsid="00778f41" officeooo:paragraph-rsid="00778f41" fo:background-color="transparent" style:font-size-asian="10.5pt" style:font-weight-asian="normal" style:font-size-complex="12pt" style:font-weight-complex="normal"/>
    </style:style>
    <style:style style:name="P62" style:family="paragraph" style:parent-style-name="Text_20_body">
      <style:text-properties fo:font-size="12pt" style:text-underline-style="none" fo:font-weight="normal" officeooo:rsid="007980be" officeooo:paragraph-rsid="007980be" fo:background-color="transparent" style:font-size-asian="10.5pt" style:font-weight-asian="normal" style:font-size-complex="12pt" style:font-weight-complex="normal"/>
    </style:style>
    <style:style style:name="P63" style:family="paragraph" style:parent-style-name="Text_20_body">
      <style:text-properties fo:font-size="12pt" style:text-underline-style="none" fo:font-weight="normal" officeooo:rsid="007b2283" officeooo:paragraph-rsid="007b2283" fo:background-color="transparent" style:font-size-asian="10.5pt" style:font-weight-asian="normal" style:font-size-complex="12pt" style:font-weight-complex="normal"/>
    </style:style>
    <style:style style:name="P64" style:family="paragraph" style:parent-style-name="Text_20_body">
      <style:text-properties fo:font-size="12pt" style:text-underline-style="none" fo:font-weight="normal" officeooo:rsid="007d16ee" officeooo:paragraph-rsid="007d16ee" fo:background-color="transparent" style:font-size-asian="10.5pt" style:font-weight-asian="normal" style:font-size-complex="12pt" style:font-weight-complex="normal"/>
    </style:style>
    <style:style style:name="P65" style:family="paragraph" style:parent-style-name="Text_20_body">
      <style:text-properties officeooo:paragraph-rsid="00568784"/>
    </style:style>
    <style:style style:name="P66" style:family="paragraph" style:parent-style-name="Standard">
      <style:paragraph-properties fo:text-align="start" style:justify-single-word="false"/>
      <style:text-properties officeooo:rsid="002ffc19" officeooo:paragraph-rsid="002ffc19"/>
    </style:style>
    <style:style style:name="P67" style:family="paragraph" style:parent-style-name="Standard">
      <style:paragraph-properties fo:text-align="start" style:justify-single-word="false"/>
      <style:text-properties style:text-underline-style="solid" style:text-underline-width="auto" style:text-underline-color="font-color" officeooo:rsid="002ffc19" officeooo:paragraph-rsid="002ffc19"/>
    </style:style>
    <style:style style:name="P68" style:family="paragraph" style:parent-style-name="Text_20_body">
      <style:paragraph-properties fo:break-before="page"/>
      <style:text-properties fo:font-size="18pt" style:text-underline-style="solid" style:text-underline-width="auto" style:text-underline-color="font-color" fo:font-weight="bold" officeooo:rsid="0036078a" officeooo:paragraph-rsid="0036078a" fo:background-color="transparent" style:font-size-asian="15.75pt" style:font-weight-asian="bold" style:font-size-complex="18pt" style:font-weight-complex="bold"/>
    </style:style>
    <style:style style:name="P69" style:family="paragraph" style:parent-style-name="Text_20_body">
      <style:text-properties fo:font-size="12pt" style:text-underline-style="none" fo:font-weight="normal" officeooo:rsid="007e4687" officeooo:paragraph-rsid="007e4687" fo:background-color="transparent" style:font-size-asian="10.5pt" style:font-weight-asian="normal" style:font-size-complex="12pt" style:font-weight-complex="normal"/>
    </style:style>
    <style:style style:name="P70" style:family="paragraph" style:parent-style-name="Text_20_body">
      <style:text-properties fo:font-size="12pt" style:text-underline-style="none" fo:font-weight="normal" officeooo:rsid="00811919" officeooo:paragraph-rsid="00811919" fo:background-color="transparent" style:font-size-asian="10.5pt" style:font-weight-asian="normal" style:font-size-complex="12pt" style:font-weight-complex="normal"/>
    </style:style>
    <style:style style:name="P71" style:family="paragraph" style:parent-style-name="Text_20_body">
      <style:text-properties fo:font-size="12pt" style:text-underline-style="none" fo:font-weight="normal" officeooo:rsid="00817d38" officeooo:paragraph-rsid="00817d38" fo:background-color="transparent" style:font-size-asian="10.5pt" style:font-weight-asian="normal" style:font-size-complex="12pt" style:font-weight-complex="normal"/>
    </style:style>
    <style:style style:name="P72" style:family="paragraph" style:parent-style-name="Text_20_body">
      <style:text-properties fo:font-size="12pt" style:text-underline-style="none" fo:font-weight="normal" officeooo:rsid="00825f86" officeooo:paragraph-rsid="00825f86" fo:background-color="transparent" style:font-size-asian="10.5pt" style:font-weight-asian="normal" style:font-size-complex="12pt" style:font-weight-complex="normal"/>
    </style:style>
    <style:style style:name="P73" style:family="paragraph" style:parent-style-name="Text_20_body">
      <style:text-properties fo:font-size="12pt" style:text-underline-style="none" fo:font-weight="normal" officeooo:rsid="0083f546" officeooo:paragraph-rsid="0083f546" fo:background-color="transparent" style:font-size-asian="10.5pt" style:font-weight-asian="normal" style:font-size-complex="12pt" style:font-weight-complex="normal"/>
    </style:style>
    <style:style style:name="P74" style:family="paragraph" style:parent-style-name="Text_20_body">
      <style:text-properties fo:font-size="12pt" style:text-underline-style="none" fo:font-weight="normal" officeooo:rsid="0084ddd6" officeooo:paragraph-rsid="0084ddd6" fo:background-color="transparent" style:font-size-asian="10.5pt" style:font-weight-asian="normal" style:font-size-complex="12pt" style:font-weight-complex="normal"/>
    </style:style>
    <style:style style:name="P75" style:family="paragraph" style:parent-style-name="Text_20_body">
      <style:text-properties fo:font-size="12pt" style:text-underline-style="none" fo:font-weight="normal" officeooo:rsid="008643af" officeooo:paragraph-rsid="008643af" fo:background-color="transparent" style:font-size-asian="10.5pt" style:font-weight-asian="normal" style:font-size-complex="12pt" style:font-weight-complex="normal"/>
    </style:style>
    <style:style style:name="P76" style:family="paragraph" style:parent-style-name="Heading_20_1">
      <style:paragraph-properties fo:break-before="page"/>
      <style:text-properties style:text-underline-style="solid" style:text-underline-width="auto" style:text-underline-color="font-color" fo:font-weight="normal" officeooo:rsid="0015ca01" officeooo:paragraph-rsid="0015ca0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1e3"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ca01" style:font-weight-asian="bold" style:font-weight-complex="bold"/>
    </style:style>
    <style:style style:name="T5" style:family="text">
      <style:text-properties fo:font-weight="bold" officeooo:rsid="0034b8b6" style:font-weight-asian="bold" style:font-weight-complex="bold"/>
    </style:style>
    <style:style style:name="T6" style:family="text">
      <style:text-properties fo:font-weight="bold" officeooo:rsid="003816c8" style:font-weight-asian="bold" style:font-weight-complex="bold"/>
    </style:style>
    <style:style style:name="T7" style:family="text">
      <style:text-properties fo:font-weight="bold" officeooo:rsid="003fc95e" style:font-weight-asian="bold" style:font-weight-complex="bold"/>
    </style:style>
    <style:style style:name="T8" style:family="text">
      <style:text-properties fo:font-weight="bold" officeooo:rsid="0047c787" style:font-weight-asian="bold" style:font-weight-complex="bold"/>
    </style:style>
    <style:style style:name="T9" style:family="text">
      <style:text-properties fo:font-weight="bold" officeooo:rsid="00495560" style:font-weight-asian="bold" style:font-weight-complex="bold"/>
    </style:style>
    <style:style style:name="T10" style:family="text">
      <style:text-properties fo:font-weight="bold" officeooo:rsid="004f8901" style:font-weight-asian="bold" style:font-weight-complex="bold"/>
    </style:style>
    <style:style style:name="T11" style:family="text">
      <style:text-properties fo:font-weight="bold" officeooo:rsid="005158ac" style:font-weight-asian="bold" style:font-weight-complex="bold"/>
    </style:style>
    <style:style style:name="T12" style:family="text">
      <style:text-properties fo:font-weight="bold" officeooo:rsid="0052e83a" style:font-weight-asian="bold" style:font-weight-complex="bold"/>
    </style:style>
    <style:style style:name="T13" style:family="text">
      <style:text-properties fo:font-weight="bold" officeooo:rsid="00585a47" style:font-weight-asian="bold" style:font-weight-complex="bold"/>
    </style:style>
    <style:style style:name="T14" style:family="text">
      <style:text-properties fo:font-weight="bold" officeooo:rsid="0059da54" style:font-weight-asian="bold" style:font-weight-complex="bold"/>
    </style:style>
    <style:style style:name="T15" style:family="text">
      <style:text-properties fo:font-weight="bold" officeooo:rsid="005b679c" style:font-weight-asian="bold" style:font-weight-complex="bold"/>
    </style:style>
    <style:style style:name="T16" style:family="text">
      <style:text-properties fo:font-weight="bold" officeooo:rsid="005cab01" style:font-weight-asian="bold" style:font-weight-complex="bold"/>
    </style:style>
    <style:style style:name="T17" style:family="text">
      <style:text-properties fo:font-weight="bold" officeooo:rsid="005e13aa" style:font-weight-asian="bold" style:font-weight-complex="bold"/>
    </style:style>
    <style:style style:name="T18" style:family="text">
      <style:text-properties fo:font-weight="bold" officeooo:rsid="006422ef" style:font-weight-asian="bold" style:font-weight-complex="bold"/>
    </style:style>
    <style:style style:name="T19" style:family="text">
      <style:text-properties fo:font-weight="bold" officeooo:rsid="00668e1a" style:font-weight-asian="bold" style:font-weight-complex="bold"/>
    </style:style>
    <style:style style:name="T20" style:family="text">
      <style:text-properties fo:font-weight="bold" officeooo:rsid="006838b6" style:font-weight-asian="bold" style:font-weight-complex="bold"/>
    </style:style>
    <style:style style:name="T21" style:family="text">
      <style:text-properties fo:font-weight="bold" officeooo:rsid="006999e1" style:font-weight-asian="bold" style:font-weight-complex="bold"/>
    </style:style>
    <style:style style:name="T22" style:family="text">
      <style:text-properties fo:font-weight="bold" officeooo:rsid="0069e0fb" style:font-weight-asian="bold" style:font-weight-complex="bold"/>
    </style:style>
    <style:style style:name="T23" style:family="text">
      <style:text-properties fo:font-weight="bold" officeooo:rsid="006ac57b" style:font-weight-asian="bold" style:font-weight-complex="bold"/>
    </style:style>
    <style:style style:name="T24" style:family="text">
      <style:text-properties fo:font-weight="bold" officeooo:rsid="006c628a" style:font-weight-asian="bold" style:font-weight-complex="bold"/>
    </style:style>
    <style:style style:name="T25" style:family="text">
      <style:text-properties fo:font-weight="bold" officeooo:rsid="006cebff" style:font-weight-asian="bold" style:font-weight-complex="bold"/>
    </style:style>
    <style:style style:name="T26" style:family="text">
      <style:text-properties fo:font-weight="bold" officeooo:rsid="006fb020" style:font-weight-asian="bold" style:font-weight-complex="bold"/>
    </style:style>
    <style:style style:name="T27" style:family="text">
      <style:text-properties fo:font-weight="bold" officeooo:rsid="0071406b" style:font-weight-asian="bold" style:font-weight-complex="bold"/>
    </style:style>
    <style:style style:name="T28" style:family="text">
      <style:text-properties fo:font-weight="bold" officeooo:rsid="00733a70" style:font-weight-asian="bold" style:font-weight-complex="bold"/>
    </style:style>
    <style:style style:name="T29" style:family="text">
      <style:text-properties fo:font-weight="bold" officeooo:rsid="0073e9eb" style:font-weight-asian="bold" style:font-weight-complex="bold"/>
    </style:style>
    <style:style style:name="T30" style:family="text">
      <style:text-properties fo:font-weight="bold" officeooo:rsid="00778f41" style:font-weight-asian="bold" style:font-weight-complex="bold"/>
    </style:style>
    <style:style style:name="T31" style:family="text">
      <style:text-properties fo:font-weight="bold" officeooo:rsid="0078511c" style:font-weight-asian="bold" style:font-weight-complex="bold"/>
    </style:style>
    <style:style style:name="T32" style:family="text">
      <style:text-properties fo:font-weight="bold" officeooo:rsid="007980be" style:font-weight-asian="bold" style:font-weight-complex="bold"/>
    </style:style>
    <style:style style:name="T33" style:family="text">
      <style:text-properties fo:font-weight="bold" officeooo:rsid="007b2283" style:font-weight-asian="bold" style:font-weight-complex="bold"/>
    </style:style>
    <style:style style:name="T34" style:family="text">
      <style:text-properties fo:font-weight="bold" officeooo:rsid="007d16ee" style:font-weight-asian="bold" style:font-weight-complex="bold"/>
    </style:style>
    <style:style style:name="T35" style:family="text">
      <style:text-properties fo:font-weight="bold" officeooo:rsid="007e4687" style:font-weight-asian="bold" style:font-weight-complex="bold"/>
    </style:style>
    <style:style style:name="T36" style:family="text">
      <style:text-properties fo:font-weight="bold" officeooo:rsid="00817d38" style:font-weight-asian="bold" style:font-weight-complex="bold"/>
    </style:style>
    <style:style style:name="T37" style:family="text">
      <style:text-properties fo:font-weight="bold" officeooo:rsid="00825f86" style:font-weight-asian="bold" style:font-weight-complex="bold"/>
    </style:style>
    <style:style style:name="T38" style:family="text">
      <style:text-properties fo:font-weight="bold" officeooo:rsid="0083f546" style:font-weight-asian="bold" style:font-weight-complex="bold"/>
    </style:style>
    <style:style style:name="T39" style:family="text">
      <style:text-properties fo:font-weight="bold" officeooo:rsid="0084ddd6" style:font-weight-asian="bold" style:font-weight-complex="bold"/>
    </style:style>
    <style:style style:name="T40" style:family="text">
      <style:text-properties fo:font-weight="bold" officeooo:rsid="008643af" style:font-weight-asian="bold" style:font-weight-complex="bold"/>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style:text-underline-style="none" officeooo:rsid="00266437"/>
    </style:style>
    <style:style style:name="T44" style:family="text">
      <style:text-properties style:text-underline-style="none" officeooo:rsid="0028324c"/>
    </style:style>
    <style:style style:name="T45" style:family="text">
      <style:text-properties officeooo:rsid="0034b8b6"/>
    </style:style>
    <style:style style:name="T46" style:family="text">
      <style:text-properties officeooo:rsid="00354a74"/>
    </style:style>
    <style:style style:name="T47" style:family="text">
      <style:text-properties officeooo:rsid="0036078a"/>
    </style:style>
    <style:style style:name="T48" style:family="text">
      <style:text-properties officeooo:rsid="003816c8"/>
    </style:style>
    <style:style style:name="T49" style:family="text">
      <style:text-properties officeooo:rsid="0038629f"/>
    </style:style>
    <style:style style:name="T50" style:family="text">
      <style:text-properties officeooo:rsid="0038f598"/>
    </style:style>
    <style:style style:name="T51" style:family="text">
      <style:text-properties officeooo:rsid="003b8c49"/>
    </style:style>
    <style:style style:name="T52" style:family="text">
      <style:text-properties officeooo:rsid="003e71ae"/>
    </style:style>
    <style:style style:name="T53" style:family="text">
      <style:text-properties officeooo:rsid="003fc95e"/>
    </style:style>
    <style:style style:name="T54" style:family="text">
      <style:text-properties fo:font-style="normal" fo:font-weight="bold" officeooo:rsid="0034b8b6" style:font-style-asian="normal" style:font-weight-asian="bold" style:font-style-complex="normal" style:font-weight-complex="bold"/>
    </style:style>
    <style:style style:name="T55" style:family="text">
      <style:text-properties officeooo:rsid="0042eb10"/>
    </style:style>
    <style:style style:name="T56" style:family="text">
      <style:text-properties officeooo:rsid="004a1a9e"/>
    </style:style>
    <style:style style:name="T57" style:family="text">
      <style:text-properties officeooo:rsid="00518d4f"/>
    </style:style>
    <style:style style:name="T58" style:family="text">
      <style:text-properties officeooo:rsid="00541c77"/>
    </style:style>
    <style:style style:name="T59" style:family="text">
      <style:text-properties fo:font-size="12pt" style:text-underline-style="none" fo:font-weight="normal" officeooo:rsid="0052e83a" fo:background-color="transparent" loext:char-shading-value="0" style:font-size-asian="10.5pt" style:font-weight-asian="normal" style:font-size-complex="12pt" style:font-weight-complex="normal"/>
    </style:style>
    <style:style style:name="T60" style:family="text">
      <style:text-properties fo:font-size="12pt" style:text-underline-style="none" fo:font-weight="normal" officeooo:rsid="00568784" fo:background-color="transparent" loext:char-shading-value="0" style:font-size-asian="10.5pt" style:font-weight-asian="normal" style:font-size-complex="12pt" style:font-weight-complex="normal"/>
    </style:style>
    <style:style style:name="T61" style:family="text">
      <style:text-properties fo:font-size="12pt" style:text-underline-style="none" fo:font-weight="bold" officeooo:rsid="00568784" fo:background-color="transparent" loext:char-shading-value="0" style:font-size-asian="10.5pt" style:font-weight-asian="bold" style:font-size-complex="12pt" style:font-weight-complex="bold"/>
    </style:style>
    <style:style style:name="T62" style:family="text">
      <style:text-properties fo:font-size="12pt" style:text-underline-style="solid" style:text-underline-width="auto" style:text-underline-color="font-color" fo:font-weight="bold" officeooo:rsid="00568784" fo:background-color="transparent" loext:char-shading-value="0" style:font-size-asian="10.5pt" style:font-weight-asian="bold" style:font-size-complex="12pt" style:font-weight-complex="bold"/>
    </style:style>
    <style:style style:name="T63" style:family="text">
      <style:text-properties officeooo:rsid="005b679c"/>
    </style:style>
    <style:style style:name="T64" style:family="text">
      <style:text-properties style:text-underline-style="solid" style:text-underline-width="auto" style:text-underline-color="font-color" fo:font-weight="bold" officeooo:rsid="005cab01" style:font-weight-asian="bold" style:font-weight-complex="bold"/>
    </style:style>
    <style:style style:name="T65" style:family="text">
      <style:text-properties style:text-underline-style="solid" style:text-underline-width="auto" style:text-underline-color="font-color" fo:font-weight="bold" officeooo:rsid="006422ef" style:font-weight-asian="bold" style:font-weight-complex="bold"/>
    </style:style>
    <style:style style:name="T66" style:family="text">
      <style:text-properties style:text-underline-style="solid" style:text-underline-width="auto" style:text-underline-color="font-color" fo:font-weight="bold" officeooo:rsid="006cebff" style:font-weight-asian="bold" style:font-weight-complex="bold"/>
    </style:style>
    <style:style style:name="T67" style:family="text">
      <style:text-properties officeooo:rsid="005cfdd7"/>
    </style:style>
    <style:style style:name="T68" style:family="text">
      <style:text-properties fo:background-color="transparent" loext:char-shading-value="0"/>
    </style:style>
    <style:style style:name="T69" style:family="text">
      <style:text-properties officeooo:rsid="005fe897" fo:background-color="transparent" loext:char-shading-value="0"/>
    </style:style>
    <style:style style:name="T70" style:family="text">
      <style:text-properties officeooo:rsid="006343f2" fo:background-color="transparent" loext:char-shading-value="0"/>
    </style:style>
    <style:style style:name="T71" style:family="text">
      <style:text-properties officeooo:rsid="00697b87" fo:background-color="transparent" loext:char-shading-value="0"/>
    </style:style>
    <style:style style:name="T72" style:family="text">
      <style:text-properties officeooo:rsid="005fe897"/>
    </style:style>
    <style:style style:name="T73" style:family="text">
      <style:text-properties fo:font-size="18pt" style:font-size-asian="15.75pt" style:font-size-complex="18pt"/>
    </style:style>
    <style:style style:name="T74" style:family="text">
      <style:text-properties fo:font-size="18pt" officeooo:rsid="0034526f" style:font-size-asian="15.75pt" style:font-size-complex="18pt"/>
    </style:style>
    <style:style style:name="T75" style:family="text">
      <style:text-properties officeooo:rsid="006422ef"/>
    </style:style>
    <style:style style:name="T76" style:family="text">
      <style:text-properties officeooo:rsid="006f3727"/>
    </style:style>
    <style:style style:name="T77" style:family="text">
      <style:text-properties officeooo:rsid="0071406b"/>
    </style:style>
    <style:style style:name="T78" style:family="text">
      <style:text-properties officeooo:rsid="0073a1b3"/>
    </style:style>
    <style:style style:name="T79" style:family="text">
      <style:text-properties officeooo:rsid="0073e9eb"/>
    </style:style>
    <style:style style:name="T80" style:family="text">
      <style:text-properties officeooo:rsid="00778f41"/>
    </style:style>
    <style:style style:name="T81" style:family="text">
      <style:text-properties officeooo:rsid="007d16ee"/>
    </style:style>
    <style:style style:name="T82" style:family="text">
      <style:text-properties officeooo:rsid="0081900a"/>
    </style:style>
    <style:style style:name="T83" style:family="text">
      <style:text-properties officeooo:rsid="0083f546"/>
    </style:style>
    <style:style style:name="T84" style:family="text">
      <style:text-properties officeooo:rsid="00885ed2"/>
    </style:style>
    <style:style style:name="fr1" style:family="graphic" style:parent-style-name="Frame">
      <style:graphic-properties style:vertical-pos="middle" style:vertical-rel="page" style:horizontal-pos="center" style:horizontal-rel="page" draw:opacity="0%"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Frame1" text:anchor-type="paragraph" svg:width="4.25in" style:rel-width="50%" draw:z-index="0"><draw:text-box fo:min-height="0.2in"><text:p text:style-name="P2"/><text:p text:style-name="P1">Documentation for Apache OfBiz Project</text:p></draw:text-box></draw:frame>General Tips:</text:p>
      <text:p text:style-name="P66">- Yellow highlighted “DELETE THIS” means I’m still temporarily working on that file but will eventually revert it back to its original code and delete the edit in this documentation</text:p>
      <text:p text:style-name="P66">- </text:p>
      <text:h text:style-name="P76" text:outline-level="1">Sign-Up Page</text:h>
      <text:p text:style-name="P14"/>
      <text:p text:style-name="P3">(7/14):</text:p>
      <text:p text:style-name="P13"><text:span text:style-name="T1">- </text:span><text:span text:style-name="T2">(Richard) </text:span><text:span text:style-name="T1">Edited file: </text:span><text:span text:style-name="T3">Ecommerce &gt; Template &gt; Customer &gt; NewCustomer.</text:span><text:span text:style-name="T14">ftl</text:span></text:p>
      <text:p text:style-name="P4">removed all unnecessary text boxes to only show First Name, Last Name, Email Address, Username, Password</text:p>
      <text:p text:style-name="P13"><text:span text:style-name="T1">- </text:span><text:span text:style-name="T2">(Richard) </text:span><text:span text:style-name="T1">Edited file: </text:span><text:span text:style-name="T3">Ecommerce &gt; Minilang &gt; Customer &gt; CustomerEvents.xml</text:span></text:p>
      <text:p text:style-name="P4">removed the code that checks for deleted input text boxes during user registration</text:p>
      <text:p text:style-name="P12"><text:span text:style-name="T1">- </text:span><text:span text:style-name="T2">(Richard) </text:span><text:span text:style-name="T1">Edited file: </text:span><text:span text:style-name="T3">Applications &gt; Party &gt; Minilang &gt; Customer &gt; CustomerEvents.xml </text:span><text:span text:style-name="T1">removed similar code that checks for the deleted input text boxes during user registration</text:span></text:p>
      <text:p text:style-name="P5">(7/18):</text:p>
      <text:p text:style-name="P6">- (Richard) Edited file: <text:span text:style-name="T4">Ecommerce &gt; Template &gt; Customer &gt; NewCustomer.</text:span><text:span text:style-name="T14">ftl</text:span></text:p>
      <text:p text:style-name="P6">commented out the Username and Password Hint text boxes</text:p>
      <text:p text:style-name="P6">- (Richard) Edited file: <text:s/><text:span text:style-name="T4">Ecommerce &gt; Minilang &gt; Customer &gt; CustomerEvents.xml</text:span></text:p>
      <text:p text:style-name="P6">rewrote code to assign the email variable to the username variable</text:p>
      <text:p text:style-name="P7">(8/23)</text:p>
      <text:p text:style-name="P7">- (Richard) Edited file: <text:span text:style-name="T31">None yet, but we could edit one of the CSS files to make it permanent</text:span></text:p>
      <text:p text:style-name="P7">Decided to mess with the CSS real quick. I’ve made some nice text boxes and centered the content sort of. I’ve only done this through Chrome’s Inspect Element thing but we could always make the changes permanent too. If we wanted to do that we would edit the CSS file and create our own CSS element such as “signuppagetextbox” and then replace the text boxes in the sign up page to use that CSS style. For the edits, I’ve made 3 major ones.</text:p>
      <text:p text:style-name="P7">1) Centering the content: There are 4 “fieldset” elements on the page that contain our text boxes. 3 of those are labeled in the CSS file as “fieldset.col” while the other, which is the mobile phone part, is labeled as “fieldset”. There are edited as follows:</text:p>
      <text:p text:style-name="P7">fieldset.col – margin-left: 40%</text:p>
      <text:p text:style-name="P8">fieldset – margin-left: 35%</text:p>
      <text:p text:style-name="P5"/>
      <text:p text:style-name="P8">2) Centered the text above the text boxes</text:p>
      <text:p text:style-name="P8">I’m not exactly sure which parts I edited for this. I used “text-align: center” to center the text. I found that I put that in some of the fieldset elements as well as some of the div elements. It was my mistake <text:soft-page-break/>not to document which parts I edited for this. But we can do a top-down approach and edit the fieldsets before we edit the div elements since those are a smaller scope and we want to affect all the elements at once through the fieldset if that’s possible.</text:p>
      <text:p text:style-name="P8"/>
      <text:p text:style-name="P8">3) Making the text boxes way better</text:p>
      <text:p text:style-name="P8">Here’s the biggest change. I copied some CSS from a website that I’ll send in a link on Slack after I finish up today. These changes go into the “input[type=text]” parts of the CSS which affects all text boxes that use “type=text”. We can make our own element if we don’t want to override the original text boxes. I’m not sure which edits were originally there so forgive me if there’s edits in here that are already present in the CSS. Anyways, here’s the changes so far:</text:p>
      <text:p text:style-name="P8">display:block;</text:p>
      <text:p text:style-name="P8">margin: 0;</text:p>
      <text:p text:style-name="P8">width: 100%</text:p>
      <text:p text:style-name="P8">font-family: sans-serif;</text:p>
      <text:p text:style-name="P8">font-size: 18px;</text:p>
      <text:p text:style-name="P8">-webkit-appearance : none;</text:p>
      <text:p text:style-name="P8">box-shadow: none;</text:p>
      <text:p text:style-name="P8">outline: none;</text:p>
      <text:p text:style-name="P8">padding: 10px;</text:p>
      <text:p text:style-name="P8">border: solid 1px #dcdcdc;</text:p>
      <text:p text:style-name="P8">transition: box-shadow 0.3s, border 0.3s;</text:p>
      <text:p text:style-name="P8"/>
      <text:p text:style-name="P10">I don’t know exactly what some of these do, and I’m sure we can delete some of them like “webkit appearance” or “transition” because I believe the guide was doing some more advanced things. But at this point we have some decent looking text boxes and that should be fine for now.</text:p>
      <text:p text:style-name="P11"/>
      <text:p text:style-name="P11"/>
      <text:p text:style-name="P11"/>
      <text:p text:style-name="P11"/>
      <text:p text:style-name="P11"/>
      <text:p text:style-name="P11"/>
      <text:p text:style-name="P15"><text:soft-page-break/><text:span text:style-name="T74">Editing the Ecommerce</text:span><text:span text:style-name="T73"> Homepage:</text:span></text:p>
      <text:p text:style-name="P20">(7/2<text:span text:style-name="T46">5</text:span>)</text:p>
      <text:p text:style-name="P16"><text:span text:style-name="T42">- (Richard) Edited file: </text:span><text:span text:style-name="T41">specialpurpose &gt; Ecommerce &gt; widget &gt; CommonScreens.xml</text:span></text:p>
      <text:p text:style-name="P17"><text:span text:style-name="T41">Commented out </text:span><text:span text:style-name="T43">both </text:span><text:span text:style-name="T44">container “div1” and “div2” in ecom-mainarea to remove sidebars.</text:span></text:p>
      <text:p text:style-name="P19">- (Richard) Edited file: </text:p>
      <text:p text:style-name="P68">Creating a component <text:span text:style-name="T49">(separate page)</text:span> for Create Listing:</text:p>
      <text:p text:style-name="P9">(7/2<text:span text:style-name="T47">7</text:span>):</text:p>
      <text:p text:style-name="P9">First steps to create “<text:span text:style-name="T52">l</text:span>isting” component: </text:p>
      <text:p text:style-name="P9"><text:tab/>./gradlew createPlugin -PpluginId=<text:span text:style-name="T47">listing</text:span></text:p>
      <text:p text:style-name="P9"><text:tab/>sudo ./gradlew “ofbiz --shutdown” <text:s text:c="4"/><text:span text:style-name="T48">(two hyphens before shutdown)</text:span></text:p>
      <text:p text:style-name="P9"><text:tab/><text:span text:style-name="T48">sudo</text:span> ./gradlew loadDefault</text:p>
      <text:p text:style-name="P9"><text:tab/><text:span text:style-name="T48">sudo </text:span>./gradlew</text:p>
      <text:p text:style-name="P9"><text:tab/>sudo ./gradlew ofbiz</text:p>
      <text:p text:style-name="P33">Which allows you to connect to localhost/<text:span text:style-name="T51">l</text:span>isting with User: admin Password: ofbiz</text:p>
      <text:p text:style-name="P33"/>
      <text:p text:style-name="P21">- <text:span text:style-name="T48">(Richard) Edited file: </text:span><text:span text:style-name="T6">specialpurpose &gt; listing &gt; widget &gt; CommonScreens.xml</text:span></text:p>
      <text:p text:style-name="P22">Temporarily commented out some of the code to give a blank web page. <text:span text:style-name="T50">Included link to Listing.ftl </text:span></text:p>
      <text:p text:style-name="P37">- <text:span text:style-name="T45">(Richard) </text:span><text:span text:style-name="T54">Created</text:span><text:span text:style-name="T45"> file: </text:span><text:span text:style-name="T5">specialpurpose &gt; Ecommerce &gt; template &gt; catalog &gt; Listing.ftl</text:span></text:p>
      <text:p text:style-name="P38">Created file that acts as HTML for listing website. <text:s/><text:span text:style-name="T53">Could include Ecommerce layout.</text:span></text:p>
      <text:p text:style-name="P38"/>
      <text:p text:style-name="P39">(8/1)</text:p>
      <text:p text:style-name="P34">- (Richard) Edited file: <text:span text:style-name="T7">specialpurpose &gt; listing &gt; servicedef &gt; services.xml</text:span></text:p>
      <text:p text:style-name="P35">Added “createProduct” service. <text:span text:style-name="T72">ProductTypeId is giving errors.</text:span></text:p>
      <text:p text:style-name="P35">- (Richard) Edited file: <text:span text:style-name="T3">specialpurpose &gt; listing &gt; widget &gt; ListingForms.xml</text:span></text:p>
      <text:p text:style-name="P35">Added “createListing” form that calls the “createProduct” service and saves the user inputs.</text:p>
      <text:p text:style-name="P35">- (Richard) Edited file: <text:span text:style-name="T3">specialpurpose &gt; listing &gt; widget &gt; ListingScreens.xml</text:span></text:p>
      <text:p text:style-name="P35">Added screenlet to include the Form “createListing”</text:p>
      <text:p text:style-name="P35">- (Richard) Edited file: <text:span text:style-name="T3">specialpurpose &gt; listing &gt; webapp &gt; listing &gt; WEB-INF &gt; controller.xml</text:span></text:p>
      <text:p text:style-name="P35">Added request map for “createProduct”.</text:p>
      <text:p text:style-name="P35">- (Richard) Edited file: <text:span text:style-name="T3">specialpurpose &gt; listing &gt; widget &gt; CommonScreens.xml</text:span></text:p>
      <text:p text:style-name="P35">Commented out the HTML file temporarily until I manage to make the form for our “createProduct” service to appear on the webpage. <text:span text:style-name="T56">Added “Global Decorator” to show the service. Works.</text:span></text:p>
      <text:p text:style-name="P39">(8/3)</text:p>
      <text:p text:style-name="P39">- (Richard) Edited file: <text:span text:style-name="T10">specialpurpose &gt; listing &gt; webapp &gt; listing &gt; WEB-INF &gt; controller.xml</text:span></text:p>
      <text:p text:style-name="P40"><text:soft-page-break/>Changed “createProduct” request map to point to “step2”. <text:span text:style-name="T57">Created “step2” request-map and view-map. “step2” points to “complete” page.</text:span></text:p>
      <text:p text:style-name="P40">- (Richard) Edited file: <text:span text:style-name="T11">specialpurpose &gt; listing &gt; servicedef &gt; services.xml</text:span></text:p>
      <text:p text:style-name="P41">Added the “addProductToCategory” service.</text:p>
      <text:p text:style-name="P41">- (Richard) Edited file: <text:span text:style-name="T3">specialpurpose &gt; listing &gt; widget &gt; ListingForms.xml</text:span></text:p>
      <text:p text:style-name="P41">Added “addToCategory” form that calls “addProductToCategory” service.</text:p>
      <text:p text:style-name="P41">- (Richard) Edited file: <text:span text:style-name="T3">specialpurpose &gt; listing &gt; widget &gt; ListingScreens.xml</text:span></text:p>
      <text:p text:style-name="P41">Added “step2” screen <text:span text:style-name="T57">and “complete” screen.</text:span></text:p>
      <text:p text:style-name="P41">- (Richard) Edited file: <text:span text:style-name="T12">specialpurpose &gt; listing &gt; entitydef &gt; entitymodel.xml</text:span></text:p>
      <text:p text:style-name="P42">Created a “Listing” entity. <text:span text:style-name="T58">Still working on implementing this.</text:span></text:p>
      <text:p text:style-name="P43">(8/8)</text:p>
      <text:p text:style-name="P65"><text:span text:style-name="T59">- (Richard) </text:span><text:span text:style-name="T62">Apache Ofbiz</text:span><text:span text:style-name="T60">: <text:s text:c="4"/></text:span><text:span text:style-name="T61">https://localhost/webtools/control/security</text:span></text:p>
      <text:p text:style-name="P44">In the “Find Security Group”, I used “Create New” to make a Security Group called “CUSTOMER”. From the CUSTOMERS menu, I clicked on Permissions tab, and added Listing_Admin and Webtools_View to the permissions. I also added some users under the User Logins tab. Webtools is needed because the Listings site still uses the Webtools layout. From there, the users in the security group are allowed to log into the Listings component.</text:p>
      <text:p text:style-name="P44">- (Richard) Edited file: <text:span text:style-name="T13">specialpurpose &gt; listing &gt; widget &gt; ListingForms.xml</text:span></text:p>
      <text:p text:style-name="P45">Attempting to create Dependent Select drop down menu. It currently is not detecting any Categories.</text:p>
      <text:p text:style-name="P46">(8/10)</text:p>
      <text:p text:style-name="P23"><text:span text:style-name="T63">- (Richard) Edited file: </text:span><text:span text:style-name="T15">specialpurpose &gt; listing &gt; servicedef &gt; services.xml</text:span></text:p>
      <text:p text:style-name="P25">Removed the comment on “productTypeId” to test if hardcoded answers work.<text:span text:style-name="T68"> <text:s/></text:span><text:span text:style-name="T69">Currently has productTypeId set to Optional, but I’d like to get that as an automatic input eventually. Manual inputs work.</text:span></text:p>
      <text:p text:style-name="P24">- (Richard) Edited file: <text:span text:style-name="T15">specialpurpose &gt; listing &gt; widget &gt; ListingForms.xml</text:span></text:p>
      <text:p text:style-name="P26">Adding hidden fields with hardcoded answers to give user created products specific attributes.<text:span text:style-name="T68"> </text:span><text:span text:style-name="T69">None of the edits work, </text:span><text:span text:style-name="T70">would be really helpful to have these working</text:span><text:span text:style-name="T69">.</text:span></text:p>
      <text:p text:style-name="P26">- (Richard) <text:span text:style-name="T64">Created</text:span> file: <text:span text:style-name="T16">specialpurpose &gt; listing &gt; servicedef &gt; secas.xml</text:span></text:p>
      <text:p text:style-name="P27">An attempt at combining and automating the services we have for creating a product.<text:span text:style-name="T68"> </text:span><text:span text:style-name="T69">I don’t think this file is even being called, or if it is the code isn’t actually doing anything yet. My plans for this file were to automate some of the input fields and call all relevant services in creating a product so we don’t have multiple pages for the entire process.</text:span></text:p>
      <text:p text:style-name="P47"><text:soft-page-break/>- <text:span text:style-name="T67">(Richard) Edited file: </text:span><text:span text:style-name="T17">specialpurpose &gt; Ecommerce &gt; minilang &gt; customer &gt; CustomerEvents.xml</text:span></text:p>
      <text:p text:style-name="P48">Replaced security parameter for groupId with “CUSTOMER” that allows access to Ecom &amp; Listings</text:p>
      <text:p text:style-name="P49">(8/15)</text:p>
      <text:p text:style-name="P48">- (Richard) <text:span text:style-name="T65">Apache Ofbiz <text:s/></text:span><text:span text:style-name="T75">: <text:s text:c="10"/></text:span><text:span text:style-name="T18">Webtools &gt; Party &gt; Security &gt; Permissions</text:span></text:p>
      <text:p text:style-name="P49">Continuing off the last edits, I added CATALOG_ROLE_CREATE with limited operations under the Customer permissions since our Listing service requires Catalog stuff. </text:p>
      <text:p text:style-name="P30">- (Richard) Edited file: <text:span text:style-name="T19">themes &gt; tomahawk &gt; webapp &gt; tomahawk &gt; css &gt; style.css</text:span></text:p>
      <text:p text:style-name="P28">Added a style for input type=”hidden” in the attempt that we can hide some elements.<text:span text:style-name="T68"> </text:span><text:span text:style-name="T71">Didn’t work.</text:span></text:p>
      <text:p text:style-name="P28">- (Richard) Edited file: <text:span text:style-name="T20">specialpurpose &gt; listing &gt; widget &gt; ListingForms.xml</text:span></text:p>
      <text:p text:style-name="P29">Removed the auto-fill for the createProduct form. Included only essentials.<text:span text:style-name="T68"> </text:span><text:span text:style-name="T71">Didn’t work. </text:span></text:p>
      <text:p text:style-name="P50">- (Richard) Edited file: <text:span text:style-name="T3">specialpurpose &gt; listing &gt; services &gt; services.xml</text:span></text:p>
      <text:p text:style-name="P50">Edited “internalName” to be optional too.</text:p>
      <text:p text:style-name="P50"/>
      <text:p text:style-name="P18">The following edits sort of revert a lot of the changes we’ve did, but I think it’s for the better: </text:p>
      <text:p text:style-name="P31">- (Richard) Edited file: <text:span text:style-name="T22">specialpurpose &gt; listing &gt; servicedef &gt; services.xml</text:span></text:p>
      <text:p text:style-name="P32">Commented out previous two services and added “createProductInCategory” which is basically a combination of both of them.</text:p>
      <text:p text:style-name="P32">- (Richard) Edited file: <text:span text:style-name="T3">specialpurpose &gt; listing &gt; widget &gt; ListingForms.xml</text:span></text:p>
      <text:p text:style-name="P32">Commented out previous two forms, added form for new service.</text:p>
      <text:p text:style-name="P32">- (Richard) Edited file: <text:span text:style-name="T3">specialpurpose &gt; listing &gt; webapp &gt; listing &gt; WEB-INF &gt; controller.xml</text:span></text:p>
      <text:p text:style-name="P32">Commented out previous stuff. Added request/view maps for new service.</text:p>
      <text:p text:style-name="P51">- (Richard) Edited file: <text:span text:style-name="T23">specialpurpose &gt; listing &gt; widget &gt; ListingScreens.xml</text:span></text:p>
      <text:p text:style-name="P52">Edited the Complete screen so it has a link to ecommerce. <text:span text:style-name="T84">Re-implement this later.</text:span></text:p>
      <text:p text:style-name="P52">- (Richard) Edited file: <text:span text:style-name="T24">specialpurpose &gt; listing &gt; …</text:span></text:p>
      <text:p text:style-name="P53">Reverted all the previous changes because of the error “Unknown request [createProductInCategory]; this request does not exist or cannot be called directly” which leads me to believe the createProductinCategory service is not meant to be called as a single service. I don’t know how to implement it yet but it would be one solution to combining the two services we’re currently using.</text:p>
      <text:p text:style-name="P53">- (Richard) <text:span text:style-name="T66">Apache Ofbiz: <text:s/></text:span><text:span text:style-name="T25">Webtools &gt; Security &gt; Find Security Group &gt; Customer &gt; Permissions</text:span></text:p>
      <text:p text:style-name="P54"><text:soft-page-break/>Apparently the “addProductToCategory” wasn’t allowed to be called by the previous security permissions. Narrowed it down and removed Catalog_Role_Create and replaced it with Catalog_Create. The current permissions for security group Customer are:</text:p>
      <text:p text:style-name="P54">CATALOG_CREATE <text:s text:c="19"/>LISTING_ADMIN ALL <text:s text:c="19"/>WEBTOOLS_VIEW</text:p>
      <text:p text:style-name="P55">(8/22)</text:p>
      <text:p text:style-name="P55"/>
      <text:p text:style-name="P56">Creating a <text:span text:style-name="T78">Groovy service that calls createProduct, an Event that calls the Groovy service, and some ftl files to create a better layout of the Listing pages. These changes currently need more edits so that they actually work, but I’m not going to delete or highlight them because they don’t change our original files so I’m going to leave them in.</text:span></text:p>
      <text:p text:style-name="P55">- (Richard) Created Folder: <text:span text:style-name="T3">specialpurpose &gt; listing &gt; webapp &gt; listing &gt; crud</text:span></text:p>
      <text:p text:style-name="P55">Following a guide on creating a new page layout with ftl files. We could always change the folder name to something other than “crud” but im following the guide step by step for now.</text:p>
      <text:p text:style-name="P55">- (Richard) Created file: <text:span text:style-name="T3">specialpurpose &gt; listing &gt; webapp &gt; listing &gt; </text:span><text:span text:style-name="T28">crud &gt;</text:span><text:span text:style-name="T3"> Listing.ftl</text:span></text:p>
      <text:p text:style-name="P55">This is the <text:span text:style-name="T76">file for editing our main page of Listing. I’ll add others for “step 2” and “complete”.</text:span></text:p>
      <text:p text:style-name="P55">- <text:span text:style-name="T76">(Richard) Created file: </text:span><text:span text:style-name="T26">specialpurpose &gt; listing &gt; </text:span><text:span text:style-name="T28">script &gt; com &gt; mk &gt; listing &gt; events &gt;</text:span><text:span text:style-name="T26"> ListingEvents.java</text:span></text:p>
      <text:p text:style-name="P56">The file that holds our events. This event will call the Groovy service that handles the “createProduct” service. Hopefully, by implementing all these changes, we can control some of the inputs and change what appears on screen to make it look nicer.</text:p>
      <text:p text:style-name="P56">- (Richard) Edited file: <text:span text:style-name="T3">specialpurpose &gt; listing &gt; servicedef &gt; services.xml</text:span></text:p>
      <text:p text:style-name="P56">Added “createListingByGroovyService” which will call “createProduct”.</text:p>
      <text:p text:style-name="P56">- (Richard) Created file: <text:span text:style-name="T3">specialpurpose &gt; listing &gt; script &gt; com &gt; mk &gt; listing &gt; ListingServices.groovy</text:span></text:p>
      <text:p text:style-name="P56">This is the definition for our Groovy service.</text:p>
      <text:p text:style-name="P56">- (Richard) <text:span text:style-name="T77">Edited file: </text:span><text:span text:style-name="T27">specialpurpose &gt; listing &gt; webapp &gt; listing &gt; WEB_INF &gt; controller.xml</text:span></text:p>
      <text:p text:style-name="P57">Added request map for “createListing” that calls the groovy service and then loads “step 2”.</text:p>
      <text:p text:style-name="P58">Added request map for “createListingEvent” that calls the event then loads “step2” I guess. We might possibly only need one of these, but ill test it soon.</text:p>
      <text:p text:style-name="P58">- <text:span text:style-name="T79">(Richard) Edited file: </text:span><text:span text:style-name="T29">specialpurpose &gt; listing &gt; widget &gt; ListingScreens.xml</text:span></text:p>
      <text:p text:style-name="P59"><text:span text:style-name="T79">A</text:span>dded “testListing” screen that will function as an independent testing page for our Listing component. Currently it works for creating a form with specific inputs, however it does not create a product due to calling the events which are currently not working.</text:p>
      <text:p text:style-name="P57"><text:soft-page-break/>- (Richard) <text:span text:style-name="T79">Edited file: </text:span><text:span text:style-name="T29">specialpurpose &gt; listing &gt; webapp &gt; listing &gt; WEB-INF &gt; controller.xml</text:span></text:p>
      <text:p text:style-name="P59">Added request-map and view-map for “testListing”. Now this calls the ftl file that is loaded in the “testListing” screen in ListingScreens.xml. When you connect to localhost/listing/control/testListing, the modified form appears. This is one solution to creating a form that has specific input entries.</text:p>
      <text:p text:style-name="P60">(8/23)</text:p>
      <text:p text:style-name="P59">- (Richard) <text:span text:style-name="T80">Edited file: </text:span><text:span text:style-name="T30">specialpurpose &gt; listing &gt; webapp &gt; listing &gt; crud &gt; Listing.ftl</text:span></text:p>
      <text:p text:style-name="P61">We FINALY HAVE A WORKING FTL FILE. So we’re sort of bypassing the normal way Ofbiz works with its widgets and forms and screens. Everything is now accessed through the Listing.ftl file where we have a working form that calls the “createProduct” service and can successfully create a product. Even better, and forgive the bad explanation, but the controller.xml acknowledges that the request map for creating a product was successful and redirects to “step 2” automatically. This means that we can replace the main Listing page with Listing.ftl. The only problem so far is how to edit “step2” and the “complete” pages with their own ftl files or even with this one too.</text:p>
      <text:p text:style-name="P61">- (Richard) Edited file: <text:span text:style-name="T32">specialpurpose &gt; listing &gt; entitydef &gt; entitymodel.xml</text:span></text:p>
      <text:p text:style-name="P62">Added new entries at beginning of the file for Product entity.</text:p>
      <text:p text:style-name="P62">- (Richard) Edited file: <text:span text:style-name="T33">specialpurpose &gt; listing &gt; widget &gt; ListingScreens.xml</text:span></text:p>
      <text:p text:style-name="P63">Replaced the “main” screen with the Listing.ftl file.</text:p>
      <text:p text:style-name="P63">- (Richard) <text:span text:style-name="T81">Created file: </text:span><text:span text:style-name="T34">specialpurpose &gt; listing &gt; webapp &gt; listing &gt; crud &gt; Listingstep2.ftl</text:span></text:p>
      <text:p text:style-name="P64">Created an ftl file for step2 of the Listing component. It’s very minimal.</text:p>
      <text:p text:style-name="P64">- (Richard) Edited file: <text:span text:style-name="T3">specialpurpose &gt; listing &gt; widget &gt; ListingScreens.xml</text:span></text:p>
      <text:p text:style-name="P64">Replaced “step2” screen with the Listingstep2.ftl file.</text:p>
      <text:p text:style-name="P64">- (Richard) Edited file: <text:span text:style-name="T35">specialpurpose &gt; listing &gt; webapp &gt; listing &gt; crud &gt; Listing.ftl</text:span></text:p>
      <text:p text:style-name="P69">Attempted some javascript but it appears that ftl files are different from HTML files or possibly you need to compile the javascript before it’s ready to run. I don’t even know at this point. Anyways, I’ve included a script that generates a random number which unfortunately has to be manually inputted. I’ve tried so much to make it a hidden automatic input but ftl files are weird and javascript is still new to me. Anyways, the purpose of this is to generate unique productId’s for customers and then on step2 it will use that productId to add that product to the chosen category. Unfortunately our next problem is getting the step2 page to receive the productId since technically “main” and “step2” are two entirely independent services. Nevermind I just realized I haven’t inputted the “productId” field into step2, as it was being autofilled originally. I’ll try that tomorrow though.</text:p>
      <text:p text:style-name="P70">(8/24)</text:p>
      <text:p text:style-name="P70">- (Richard) Edited file: <text:span text:style-name="T3">specialpurpose &gt; listing &gt; webapp &gt; listing &gt; crud &gt; ftl files</text:span></text:p>
      <text:p text:style-name="P70"><text:soft-page-break/>Messing around with Listing.ftl and Listingstep2.ftl files. Some minor changes in an attempt to get “productId” to be autofilled in Listing.ftl and then to get that same productId to be saved and autofilled in Listingstep2.ftl. Currently we don’t have either of them working. I am attempting Javascript for the main page. One possible solution I’m thinking of attempting is creating a new entity, a new service, and linking it all together into the Listing component.</text:p>
      <text:p text:style-name="P71">- (Richard) Edited file: <text:span text:style-name="T37">specialpurpose &gt; listing &gt; entitydef &gt; entitymodel.xml</text:span></text:p>
      <text:p text:style-name="P72">Deleted the entity definitions I copied over for some reason. They gave errors on the Console screen but there was never any harm. Anyways they’re gone now. Deleted the documentation part where I copied them over. Added a new entity titled “Listing” <text:span text:style-name="T83">and “ListingType” </text:span>that will hopefully serve as our new general entity for creating a posting through the Listing component. </text:p>
      <text:p text:style-name="P72">- (Richard) Edited file: <text:span text:style-name="T38">specialpurpose &gt; listing &gt; servicedef &gt; services.xml</text:span></text:p>
      <text:p text:style-name="P73">Added new “createListing” service. Commented out older Groovy service.</text:p>
      <text:p text:style-name="P73">- (Richard) Edited file: <text:span text:style-name="T39">specialpurpose &gt; listing &gt; widget &gt; ListingForms.xml</text:span></text:p>
      <text:p text:style-name="P74">Added form for “createListing”.</text:p>
      <text:p text:style-name="P74">- (Richard) Edited file: <text:span text:style-name="T3">specialpurpose &gt; listing &gt; data &gt; ListingTypeData.xml</text:span></text:p>
      <text:p text:style-name="P74">Added a few entries for our ListingType entity.</text:p>
      <text:p text:style-name="P74">- (Richard) Apache Ofbiz: <text:span text:style-name="T40">Framework Web Tools &gt; Import/Export&gt; XML Import to DataSource</text:span></text:p>
      <text:p text:style-name="P75">Copied and Pasted the content from ListingTypeData into the text box to allow Ofbiz to import the data. I’m not exactly sure what the purpose of this is, and if I didn’t do it if Ofbiz would even detect my current data inside ListingTypeData. Anyways, I imported it because the guide did it.</text:p>
      <text:p text:style-name="P75">- (Richard) Edited file: <text:span text:style-name="T3">specialpurpose &gt; listing &gt; widget &gt; ListingScreens.xml</text:span></text:p>
      <text:p text:style-name="P75">Added new screen called “createListing”.</text:p>
      <text:p text:style-name="P75">- (Richard) Edited file: <text:span text:style-name="T3">specialpurpose &gt; listing &gt; webapp &gt; listing &gt; WEB-INF &gt; controller.xml</text:span></text:p>
      <text:p text:style-name="P75">Added “createListing” request map. Commented out unused request maps.</text:p>
      <text:p text:style-name="P75">- (Richard) Edited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30:54.564669484</meta:creation-date>
    <dc:date>2017-08-24T15:18:01.516370726</dc:date>
    <meta:editing-duration>PT9H14M9S</meta:editing-duration>
    <meta:editing-cycles>39</meta:editing-cycles>
    <meta:generator>LibreOffice/5.1.6.2$Linux_X86_64 LibreOffice_project/10m0$Build-2</meta:generator>
    <meta:document-statistic meta:table-count="0" meta:image-count="0" meta:object-count="0" meta:page-count="10" meta:paragraph-count="165" meta:word-count="2704" meta:character-count="17035" meta:non-whitespace-character-count="14420"/>
  </office:meta>
</office:document-meta>
</file>